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0.4951388888889cm"/>
    </style:style>
    <style:style style:name="co3" style:family="table-column">
      <style:table-column-properties fo:break-before="auto" style:column-width="8.46666666666667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35138888888889cm"/>
    </style:style>
    <style:style style:name="co6" style:family="table-column">
      <style:table-column-properties fo:break-before="auto" style:column-width="5.11527777777778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number-columns-repeated="2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36" table:default-cell-style-name="ce14"/>
        <table:table-column table:style-name="co6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7878" table:style-name="ce6">
            <text:p>7,878</text:p>
          </table:table-cell>
          <table:table-cell office:value-type="float" office:value="7078.5550000000148" table:style-name="ce7">
            <text:p>7,078.56</text:p>
          </table:table-cell>
          <table:table-cell office:value-type="float" office:value="15562" table:style-name="ce6">
            <text:p>15,562</text:p>
          </table:table-cell>
          <table:table-cell office:value-type="float" office:value="14351.757079216874" table:style-name="ce7">
            <text:p>14,351.76</text:p>
          </table:table-cell>
          <table:table-cell office:value-type="float" office:value="10147" table:style-name="ce6">
            <text:p>10,147</text:p>
          </table:table-cell>
          <table:table-cell office:value-type="float" office:value="9843.8629999999739" table:style-name="ce7">
            <text:p>9,843.86</text:p>
          </table:table-cell>
          <table:table-cell office:value-type="float" office:value="4030" table:style-name="ce6">
            <text:p>4,030</text:p>
          </table:table-cell>
          <table:table-cell office:value-type="float" office:value="3943.1760000000022" table:style-name="ce7">
            <text:p>3,943.18</text:p>
          </table:table-cell>
          <table:table-cell office:value-type="float" office:value="321" table:style-name="ce6">
            <text:p>321</text:p>
          </table:table-cell>
          <table:table-cell office:value-type="float" office:value="315.56700000000001" table:style-name="ce7">
            <text:p>315.57</text:p>
          </table:table-cell>
          <table:table-cell office:value-type="float" office:value="194" table:style-name="ce6">
            <text:p>194</text:p>
          </table:table-cell>
          <table:table-cell office:value-type="float" office:value="187.63736626400001" table:style-name="ce7">
            <text:p>187.64</text:p>
          </table:table-cell>
          <table:table-cell office:value-type="float" office:value="38132" table:style-name="ce8">
            <text:p>38,132</text:p>
          </table:table-cell>
          <table:table-cell office:value-type="float" office:value="35720.555445480866" table:style-name="ce9">
            <text:p>35,720.56</text:p>
          </table:table-cell>
          <table:table-cell office:value-type="float" office:value="5401" table:style-name="ce6">
            <text:p>5,401</text:p>
          </table:table-cell>
          <table:table-cell office:value-type="float" office:value="5202.3089999999866" table:style-name="ce7">
            <text:p>5,202.31</text:p>
          </table:table-cell>
          <table:table-cell office:value-type="float" office:value="873" table:style-name="ce6">
            <text:p>873</text:p>
          </table:table-cell>
          <table:table-cell office:value-type="float" office:value="868.26" table:style-name="ce7">
            <text:p>868.2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6274" table:style-name="ce8">
            <text:p>6,274</text:p>
          </table:table-cell>
          <table:table-cell office:value-type="float" office:value="6070.5689999999868" table:style-name="ce9">
            <text:p>6,070.57</text:p>
          </table:table-cell>
          <table:table-cell table:style-name="ce7"/>
          <table:table-cell office:value-type="float" office:value="44406" table:style-name="ce8">
            <text:p>44,406</text:p>
          </table:table-cell>
          <table:table-cell office:value-type="float" office:value="41791.124445480855" table:style-name="ce9">
            <text:p>41,791.12</text:p>
          </table:table-cell>
          <table:table-cell office:value-type="currency" office:value="98731876.269999996" table:style-name="ce10">
            <text:p>£98,731,876.27</text:p>
          </table:table-cell>
          <table:table-cell office:value-type="currency" office:value="10133586.169999992" table:style-name="ce10">
            <text:p>£10,133,586.17</text:p>
          </table:table-cell>
          <table:table-cell office:value-type="currency" office:value="1691141.25" table:style-name="ce10">
            <text:p>£1,691,141.25</text:p>
          </table:table-cell>
          <table:table-cell office:value-type="currency" office:value="1542374.4799999997" table:style-name="ce10">
            <text:p>£1,542,374.48</text:p>
          </table:table-cell>
          <table:table-cell office:value-type="currency" office:value="28615076.959999997" table:style-name="ce10">
            <text:p>£28,615,076.96</text:p>
          </table:table-cell>
          <table:table-cell office:value-type="currency" office:value="12277075.129999999" table:style-name="ce10">
            <text:p>£12,277,075.13</text:p>
          </table:table-cell>
          <table:table-cell office:value-type="currency" office:value="152991130.25999999" table:style-name="ce11">
            <text:p>£152,991,130.26</text:p>
          </table:table-cell>
          <table:table-cell office:value-type="currency" office:value="23917370.430000003" table:style-name="ce10">
            <text:p>£23,917,370.43</text:p>
          </table:table-cell>
          <table:table-cell office:value-type="currency" office:value="4516723.0099999933" table:style-name="ce10">
            <text:p>£4,516,723.01</text:p>
          </table:table-cell>
          <table:table-cell office:value-type="currency" office:value="28434093.439999998" table:style-name="ce11">
            <text:p>£28,434,093.44</text:p>
          </table:table-cell>
          <table:table-cell office:value-type="currency" office:value="181425223.69999999" table:style-name="ce12">
            <text:p>£181,425,223.70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365" table:style-name="ce6">
            <text:p>365</text:p>
          </table:table-cell>
          <table:table-cell office:value-type="float" office:value="288.37972972809979" table:style-name="ce7">
            <text:p>288.38</text:p>
          </table:table-cell>
          <table:table-cell office:value-type="float" office:value="302" table:style-name="ce6">
            <text:p>302</text:p>
          </table:table-cell>
          <table:table-cell office:value-type="float" office:value="270.05394594620014" table:style-name="ce7">
            <text:p>270.05</text:p>
          </table:table-cell>
          <table:table-cell office:value-type="float" office:value="414" table:style-name="ce6">
            <text:p>414</text:p>
          </table:table-cell>
          <table:table-cell office:value-type="float" office:value="398.6543243239999" table:style-name="ce7">
            <text:p>398.65</text:p>
          </table:table-cell>
          <table:table-cell office:value-type="float" office:value="98" table:style-name="ce6">
            <text:p>98</text:p>
          </table:table-cell>
          <table:table-cell office:value-type="float" office:value="96.451351351300005" table:style-name="ce7">
            <text:p>96.45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7">
            <text:p>11.00</text:p>
          </table:table-cell>
          <table:table-cell office:value-type="float" office:value="6" table:style-name="ce6">
            <text:p>6</text:p>
          </table:table-cell>
          <table:table-cell office:value-type="float" office:value="5.4" table:style-name="ce7">
            <text:p>5.40</text:p>
          </table:table-cell>
          <table:table-cell office:value-type="float" office:value="1196" table:style-name="ce8">
            <text:p>1,196</text:p>
          </table:table-cell>
          <table:table-cell office:value-type="float" office:value="1069.9393513496" table:style-name="ce9">
            <text:p>1,069.9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7">
            <text:p>9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9">
            <text:p>9.00</text:p>
          </table:table-cell>
          <table:table-cell table:style-name="ce7"/>
          <table:table-cell office:value-type="float" office:value="1205" table:style-name="ce8">
            <text:p>1,205</text:p>
          </table:table-cell>
          <table:table-cell office:value-type="float" office:value="1078.9393513496" table:style-name="ce9">
            <text:p>1,078.94</text:p>
          </table:table-cell>
          <table:table-cell office:value-type="currency" office:value="2802044.8100000005" table:style-name="ce10">
            <text:p>£2,802,044.81</text:p>
          </table:table-cell>
          <table:table-cell office:value-type="currency" office:value="18129.5" table:style-name="ce10">
            <text:p>£18,129.50</text:p>
          </table:table-cell>
          <table:table-cell office:value-type="currency" office:value="0" table:style-name="ce10">
            <text:p>£0.00</text:p>
          </table:table-cell>
          <table:table-cell office:value-type="currency" office:value="216068.01" table:style-name="ce10">
            <text:p>£216,068.01</text:p>
          </table:table-cell>
          <table:table-cell office:value-type="currency" office:value="751379.22" table:style-name="ce10">
            <text:p>£751,379.22</text:p>
          </table:table-cell>
          <table:table-cell office:value-type="currency" office:value="327993.11" table:style-name="ce10">
            <text:p>£327,993.11</text:p>
          </table:table-cell>
          <table:table-cell office:value-type="currency" office:value="4115614.65" table:style-name="ce11">
            <text:p>£4,115,614.65</text:p>
          </table:table-cell>
          <table:table-cell office:value-type="currency" office:value="0" table:style-name="ce10">
            <text:p>£0.00</text:p>
          </table:table-cell>
          <table:table-cell office:value-type="currency" office:value="152073.15" table:style-name="ce10">
            <text:p>£152,073.15</text:p>
          </table:table-cell>
          <table:table-cell office:value-type="currency" office:value="152073.15" table:style-name="ce11">
            <text:p>£152,073.15</text:p>
          </table:table-cell>
          <table:table-cell office:value-type="currency" office:value="4267687.8" table:style-name="ce12">
            <text:p>£4,267,687.8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90" table:style-name="ce6">
            <text:p>190</text:p>
          </table:table-cell>
          <table:table-cell office:value-type="float" office:value="182.6" table:style-name="ce7">
            <text:p>182.60</text:p>
          </table:table-cell>
          <table:table-cell office:value-type="float" office:value="457" table:style-name="ce6">
            <text:p>457</text:p>
          </table:table-cell>
          <table:table-cell office:value-type="float" office:value="435.8" table:style-name="ce7">
            <text:p>435.80</text:p>
          </table:table-cell>
          <table:table-cell office:value-type="float" office:value="302" table:style-name="ce6">
            <text:p>302</text:p>
          </table:table-cell>
          <table:table-cell office:value-type="float" office:value="296.39999999999998" table:style-name="ce7">
            <text:p>296.40</text:p>
          </table:table-cell>
          <table:table-cell office:value-type="float" office:value="42" table:style-name="ce6">
            <text:p>42</text:p>
          </table:table-cell>
          <table:table-cell office:value-type="float" office:value="41.6" table:style-name="ce7">
            <text:p>41.60</text:p>
          </table:table-cell>
          <table:table-cell office:value-type="float" office:value="15" table:style-name="ce6">
            <text:p>15</text:p>
          </table:table-cell>
          <table:table-cell office:value-type="float" office:value="14.6" table:style-name="ce7">
            <text:p>14.6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1007" table:style-name="ce8">
            <text:p>1,007</text:p>
          </table:table-cell>
          <table:table-cell office:value-type="float" office:value="972" table:style-name="ce9">
            <text:p>972.00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7">
            <text:p>9.00</text:p>
          </table:table-cell>
          <table:table-cell office:value-type="float" office:value="1" table:style-name="ce6">
            <text:p>1</text:p>
          </table:table-cell>
          <table:table-cell office:value-type="float" office:value="0.45" table:style-name="ce7">
            <text:p>0.4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9" table:style-name="ce8">
            <text:p>9</text:p>
          </table:table-cell>
          <table:table-cell office:value-type="float" office:value="9.4499999999999993" table:style-name="ce9">
            <text:p>9.45</text:p>
          </table:table-cell>
          <table:table-cell table:style-name="ce7"/>
          <table:table-cell office:value-type="float" office:value="1016" table:style-name="ce8">
            <text:p>1,016</text:p>
          </table:table-cell>
          <table:table-cell office:value-type="float" office:value="981.45" table:style-name="ce9">
            <text:p>981.45</text:p>
          </table:table-cell>
          <table:table-cell office:value-type="currency" office:value="3014298" table:style-name="ce10">
            <text:p>£3,014,298.00</text:p>
          </table:table-cell>
          <table:table-cell office:value-type="currency" office:value="120084" table:style-name="ce10">
            <text:p>£120,084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9749" table:style-name="ce10">
            <text:p>£19,749.00</text:p>
          </table:table-cell>
          <table:table-cell office:value-type="currency" office:value="814484" table:style-name="ce10">
            <text:p>£814,484.00</text:p>
          </table:table-cell>
          <table:table-cell office:value-type="currency" office:value="371090" table:style-name="ce10">
            <text:p>£371,090.00</text:p>
          </table:table-cell>
          <table:table-cell office:value-type="currency" office:value="4339705" table:style-name="ce11">
            <text:p>£4,339,705.00</text:p>
          </table:table-cell>
          <table:table-cell office:value-type="currency" office:value="36709" table:style-name="ce10">
            <text:p>£36,709.00</text:p>
          </table:table-cell>
          <table:table-cell office:value-type="currency" office:value="0" table:style-name="ce10">
            <text:p>£0.00</text:p>
          </table:table-cell>
          <table:table-cell office:value-type="currency" office:value="36709" table:style-name="ce11">
            <text:p>£36,709.00</text:p>
          </table:table-cell>
          <table:table-cell office:value-type="currency" office:value="4376414" table:style-name="ce12">
            <text:p>£4,376,414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7">
            <text:p>8.00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7">
            <text:p>8.00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7">
            <text:p>36.00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.00</text:p>
          </table:table-cell>
          <table:table-cell office:value-type="float" office:value="1" table:style-name="ce6">
            <text:p>1</text:p>
          </table:table-cell>
          <table:table-cell office:value-type="float" office:value="0.8" table:style-name="ce7">
            <text:p>0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7" table:style-name="ce8">
            <text:p>57</text:p>
          </table:table-cell>
          <table:table-cell office:value-type="float" office:value="56.8" table:style-name="ce9">
            <text:p>56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57" table:style-name="ce8">
            <text:p>57</text:p>
          </table:table-cell>
          <table:table-cell office:value-type="float" office:value="56.8" table:style-name="ce9">
            <text:p>56.80</text:p>
          </table:table-cell>
          <table:table-cell office:value-type="currency" office:value="190856.15" table:style-name="ce10">
            <text:p>£190,856.15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49928.53" table:style-name="ce10">
            <text:p>£49,928.53</text:p>
          </table:table-cell>
          <table:table-cell office:value-type="currency" office:value="22089.29" table:style-name="ce10">
            <text:p>£22,089.29</text:p>
          </table:table-cell>
          <table:table-cell office:value-type="currency" office:value="262873.96999999997" table:style-name="ce11">
            <text:p>£262,873.97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62873.96999999997" table:style-name="ce12">
            <text:p>£262,873.97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9" table:style-name="ce6">
            <text:p>79</text:p>
          </table:table-cell>
          <table:table-cell office:value-type="float" office:value="72.67" table:style-name="ce7">
            <text:p>72.67</text:p>
          </table:table-cell>
          <table:table-cell office:value-type="float" office:value="103" table:style-name="ce6">
            <text:p>103</text:p>
          </table:table-cell>
          <table:table-cell office:value-type="float" office:value="101.66" table:style-name="ce7">
            <text:p>101.66</text:p>
          </table:table-cell>
          <table:table-cell office:value-type="float" office:value="80" table:style-name="ce6">
            <text:p>80</text:p>
          </table:table-cell>
          <table:table-cell office:value-type="float" office:value="79.83" table:style-name="ce7">
            <text:p>79.83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7">
            <text:p>16.0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7">
            <text:p>1.00</text:p>
          </table:table-cell>
          <table:table-cell office:value-type="float" office:value="290" table:style-name="ce8">
            <text:p>290</text:p>
          </table:table-cell>
          <table:table-cell office:value-type="float" office:value="276.15999999999997" table:style-name="ce9">
            <text:p>276.1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8" table:style-name="ce6">
            <text:p>8</text:p>
          </table:table-cell>
          <table:table-cell office:value-type="float" office:value="7.4" table:style-name="ce7">
            <text:p>7.4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8" table:style-name="ce8">
            <text:p>8</text:p>
          </table:table-cell>
          <table:table-cell office:value-type="float" office:value="7.4" table:style-name="ce9">
            <text:p>7.40</text:p>
          </table:table-cell>
          <table:table-cell table:style-name="ce7"/>
          <table:table-cell office:value-type="float" office:value="298" table:style-name="ce8">
            <text:p>298</text:p>
          </table:table-cell>
          <table:table-cell office:value-type="float" office:value="283.55999999999995" table:style-name="ce9">
            <text:p>283.56</text:p>
          </table:table-cell>
          <table:table-cell office:value-type="currency" office:value="873209.9" table:style-name="ce10">
            <text:p>£873,209.90</text:p>
          </table:table-cell>
          <table:table-cell office:value-type="currency" office:value="12120.66" table:style-name="ce10">
            <text:p>£12,120.66</text:p>
          </table:table-cell>
          <table:table-cell office:value-type="currency" office:value="4250" table:style-name="ce10">
            <text:p>£4,250.00</text:p>
          </table:table-cell>
          <table:table-cell office:value-type="currency" office:value="13955.82" table:style-name="ce10">
            <text:p>£13,955.82</text:p>
          </table:table-cell>
          <table:table-cell office:value-type="currency" office:value="214524.27" table:style-name="ce10">
            <text:p>£214,524.27</text:p>
          </table:table-cell>
          <table:table-cell office:value-type="currency" office:value="102447.13" table:style-name="ce10">
            <text:p>£102,447.13</text:p>
          </table:table-cell>
          <table:table-cell office:value-type="currency" office:value="1220507.7799999998" table:style-name="ce11">
            <text:p>£1,220,507.78</text:p>
          </table:table-cell>
          <table:table-cell office:value-type="currency" office:value="0" table:style-name="ce10">
            <text:p>£0.00</text:p>
          </table:table-cell>
          <table:table-cell office:value-type="currency" office:value="109822" table:style-name="ce10">
            <text:p>£109,822.00</text:p>
          </table:table-cell>
          <table:table-cell office:value-type="currency" office:value="109822" table:style-name="ce11">
            <text:p>£109,822.00</text:p>
          </table:table-cell>
          <table:table-cell office:value-type="currency" office:value="1330329.7799999998" table:style-name="ce12">
            <text:p>£1,330,329.78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.00</text:p>
          </table:table-cell>
          <table:table-cell office:value-type="float" office:value="11" table:style-name="ce6">
            <text:p>11</text:p>
          </table:table-cell>
          <table:table-cell office:value-type="float" office:value="10.199999999999999" table:style-name="ce7">
            <text:p>10.20</text:p>
          </table:table-cell>
          <table:table-cell office:value-type="float" office:value="90" table:style-name="ce6">
            <text:p>90</text:p>
          </table:table-cell>
          <table:table-cell office:value-type="float" office:value="87.98" table:style-name="ce7">
            <text:p>87.98</text:p>
          </table:table-cell>
          <table:table-cell office:value-type="float" office:value="8" table:style-name="ce6">
            <text:p>8</text:p>
          </table:table-cell>
          <table:table-cell office:value-type="float" office:value="7.8" table:style-name="ce7">
            <text:p>7.8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14" table:style-name="ce8">
            <text:p>114</text:p>
          </table:table-cell>
          <table:table-cell office:value-type="float" office:value="110.98" table:style-name="ce9">
            <text:p>110.9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14" table:style-name="ce8">
            <text:p>114</text:p>
          </table:table-cell>
          <table:table-cell office:value-type="float" office:value="110.98" table:style-name="ce9">
            <text:p>110.98</text:p>
          </table:table-cell>
          <table:table-cell office:value-type="currency" office:value="322435.51" table:style-name="ce10">
            <text:p>£322,435.51</text:p>
          </table:table-cell>
          <table:table-cell office:value-type="currency" office:value="7416.69" table:style-name="ce10">
            <text:p>£7,416.69</text:p>
          </table:table-cell>
          <table:table-cell office:value-type="currency" office:value="0" table:style-name="ce10">
            <text:p>£0.00</text:p>
          </table:table-cell>
          <table:table-cell office:value-type="currency" office:value="74.739999999999995" table:style-name="ce10">
            <text:p>£74.74</text:p>
          </table:table-cell>
          <table:table-cell office:value-type="currency" office:value="81010.02" table:style-name="ce10">
            <text:p>£81,010.02</text:p>
          </table:table-cell>
          <table:table-cell office:value-type="currency" office:value="37873.019999999997" table:style-name="ce10">
            <text:p>£37,873.02</text:p>
          </table:table-cell>
          <table:table-cell office:value-type="currency" office:value="448809.98000000004" table:style-name="ce11">
            <text:p>£448,809.98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48809.98000000004" table:style-name="ce12">
            <text:p>£448,809.98</text:p>
          </table:table-cell>
          <table:table-cell table:style-name="ce5"/>
          <table:table-cell table:number-columns-repeated="16342" table:style-name="ce14"/>
        </table:table-row>
        <table:table-row table:number-rows-repeated="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25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style-name="ro3">
          <table:table-cell table:number-columns-repeated="16384" table:style-name="ce14"/>
        </table:table-row>
        <table:table-row table:number-rows-repeated="104853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Raji Mathew John</meta:initial-creator>
    <dc:creator>Mathew John Raji</dc:creator>
    <meta:creation-date>2022-05-25T10:02:41Z</meta:creation-date>
    <dc:date>2022-08-24T12:53:59Z</dc:date>
  </office:meta>
</office:document-meta>
</file>